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Ebrima1" svg:font-family="Ebrima"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6458in" table:align="left"/>
    </style:style>
    <style:style style:name="Table1.A" style:family="table-column">
      <style:table-column-properties style:column-width="0.9896in"/>
    </style:style>
    <style:style style:name="Table1.B" style:family="table-column">
      <style:table-column-properties style:column-width="0.5299in"/>
    </style:style>
    <style:style style:name="Table1.C" style:family="table-column">
      <style:table-column-properties style:column-width="2.1264in"/>
    </style:style>
    <style:style style:name="Table1.A1" style:family="table-cell">
      <style:table-cell-properties fo:background-color="#000000" fo:padding="0.0382in" fo:border-left="0.0007in solid #000000" fo:border-right="none" fo:border-top="0.0007in solid #000000" fo:border-bottom="0.0007in solid #000000">
        <style:background-image/>
      </style:table-cell-properties>
    </style:style>
    <style:style style:name="Table1.C1" style:family="table-cell">
      <style:table-cell-properties fo:background-color="#000000" fo:padding="0.0382in" fo:border="0.0007in solid #000000">
        <style:background-image/>
      </style:table-cell-properties>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2.6125in" fo:margin-left="0.5285in" fo:margin-right="0.509in" table:align="margins"/>
    </style:style>
    <style:style style:name="Table2.A" style:family="table-column">
      <style:table-column-properties style:column-width="0.8708in" style:rel-column-width="21845*"/>
    </style:style>
    <style:style style:name="Table2.A1" style:family="table-cell">
      <style:table-cell-properties style:vertical-align="middle" fo:background-color="#000000" fo:padding="0.0194in" fo:border="none">
        <style:background-image/>
      </style:table-cell-properties>
    </style:style>
    <style:style style:name="Table2.A2" style:family="table-cell">
      <style:table-cell-properties style:vertical-align="middle" fo:padding="0.0194in" fo:border="none"/>
    </style:style>
    <style:style style:name="Table2.C7" style:family="table-cell" style:data-style-name="N0">
      <style:table-cell-properties style:vertical-align="middle" fo:padding="0.0194in" fo:border="none"/>
    </style:style>
    <style:style style:name="Table3" style:family="table">
      <style:table-properties style:width="3.1861in" fo:margin-left="0.2729in" fo:margin-right="0.191in" table:align="margins"/>
    </style:style>
    <style:style style:name="Table3.A" style:family="table-column">
      <style:table-column-properties style:column-width="0.7965in" style:rel-column-width="16383*"/>
    </style:style>
    <style:style style:name="Table3.D" style:family="table-column">
      <style:table-column-properties style:column-width="0.7965in" style:rel-column-width="16386*"/>
    </style:style>
    <style:style style:name="Table3.A1" style:family="table-cell">
      <style:table-cell-properties style:vertical-align="middle" fo:background-color="#000000" fo:padding="0.0194in" fo:border="none">
        <style:background-image/>
      </style:table-cell-properties>
    </style:style>
    <style:style style:name="Table3.A2" style:family="table-cell">
      <style:table-cell-properties style:vertical-align="middle" fo:padding="0.0194in" fo:border="none"/>
    </style:style>
    <style:style style:name="P1" style:family="paragraph" style:parent-style-name="Text_20_body">
      <style:paragraph-properties fo:text-align="justify" style:justify-single-word="false"/>
      <style:text-properties style:font-name="Ebrima1"/>
    </style:style>
    <style:style style:name="P2" style:family="paragraph" style:parent-style-name="Text_20_body">
      <style:paragraph-properties fo:text-align="justify" style:justify-single-word="false"/>
      <style:text-properties style:font-name="Ebrima1" fo:font-size="10pt" style:font-size-asian="10pt" style:font-size-complex="10pt"/>
    </style:style>
    <style:style style:name="P3" style:family="paragraph" style:parent-style-name="Text_20_body">
      <style:paragraph-properties fo:text-align="justify" style:justify-single-word="false"/>
      <style:text-properties style:font-name="Ebrima1" fo:font-size="10pt" fo:font-weight="normal" style:font-size-asian="10pt" style:font-weight-asian="normal" style:font-size-complex="10pt" style:font-weight-complex="normal"/>
    </style:style>
    <style:style style:name="P4" style:family="paragraph" style:parent-style-name="Text_20_body">
      <style:paragraph-properties fo:text-align="justify" style:justify-single-word="false"/>
      <style:text-properties style:font-name="Ebrima1"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Text_20_body">
      <style:paragraph-properties fo:text-align="justify" style:justify-single-word="false"/>
      <style:text-properties style:font-name="Ebrima1" fo:font-size="10pt" style:text-underline-style="none" fo:font-weight="normal" style:font-size-asian="10pt" style:font-weight-asian="normal" style:font-size-complex="10pt" style:font-weight-complex="normal"/>
    </style:style>
    <style:style style:name="P6" style:family="paragraph" style:parent-style-name="Text_20_body">
      <style:paragraph-properties fo:text-align="justify" style:justify-single-word="false"/>
      <style:text-properties style:font-name="Ebrima1" fo:font-size="10pt" fo:font-style="italic" style:text-underline-style="none" fo:font-weight="normal" style:font-size-asian="10pt" style:font-style-asian="italic" style:font-weight-asian="normal" style:font-size-complex="10pt" style:font-style-complex="italic" style:font-weight-complex="normal"/>
    </style:style>
    <style:style style:name="P7" style:family="paragraph" style:parent-style-name="Text_20_body">
      <style:paragraph-properties fo:text-align="justify" style:justify-single-word="false"/>
    </style:style>
    <style:style style:name="P8" style:family="paragraph" style:parent-style-name="Text_20_body">
      <style:text-properties style:text-underline-style="solid" style:text-underline-width="auto" style:text-underline-color="font-color" fo:font-weight="bold" style:font-weight-asian="bold" style:font-weight-complex="bold"/>
    </style:style>
    <style:style style:name="P9" style:family="paragraph" style:parent-style-name="Text_20_body">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text-align="justify" style:justify-single-word="false"/>
      <style:text-properties style:text-underline-style="none" fo:font-weight="normal" style:font-weight-asian="normal" style:font-weight-complex="normal"/>
    </style:style>
    <style:style style:name="P11"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weight-asian="normal" style:font-size-complex="10pt" style:font-weight-complex="normal"/>
    </style:style>
    <style:style style:name="P12" style:family="paragraph" style:parent-style-name="Text_20_body">
      <style:paragraph-properties fo:text-align="center" style:justify-single-word="fals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weight-asian="normal" style:font-size-complex="10pt" style:font-weight-complex="normal"/>
    </style:style>
    <style:style style:name="P13"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14"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none" style:text-blinking="false" fo:background-color="transparent" style:font-size-asian="10pt" style:font-size-complex="10pt"/>
    </style:style>
    <style:style style:name="P15"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16"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solid" style:text-underline-width="auto" style:text-underline-color="font-color" fo:font-weight="normal" style:text-blinking="false" fo:background-color="transparent" style:font-size-asian="10pt" style:font-weight-asian="normal" style:font-size-complex="10pt" style:font-weight-complex="normal"/>
    </style:style>
    <style:style style:name="P17"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solid" style:text-underline-width="auto" style:text-underline-color="font-color" fo:font-weight="normal" style:text-blinking="false" fo:background-color="transparent" style:font-size-asian="10pt" style:font-style-asian="normal" style:font-weight-asian="normal" style:font-size-complex="10pt" style:font-style-complex="normal" style:font-weight-complex="normal"/>
    </style:style>
    <style:style style:name="P18"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solid" style:text-underline-width="auto" style:text-underline-color="font-color" fo:font-weight="bold" style:text-blinking="false" fo:background-color="transparent" style:font-size-asian="10pt" style:font-style-asian="normal" style:font-weight-asian="bold" style:font-size-complex="10pt" style:font-style-complex="normal" style:font-weight-complex="bold"/>
    </style:style>
    <style:style style:name="P19" style:family="paragraph" style:parent-style-name="Text_20_body">
      <style:paragraph-properties fo:text-align="justify" style:justify-single-word="false"/>
      <style:text-properties fo:font-variant="normal" fo:text-transform="none" fo:color="#000000" style:text-line-through-style="none" style:font-name="Ebrima1" fo:font-size="10pt" fo:font-style="italic" style:text-underline-style="none" fo:font-weight="normal" style:text-blinking="false" fo:background-color="transparent" style:font-size-asian="10pt" style:font-style-asian="italic" style:font-weight-asian="normal" style:font-size-complex="10pt" style:font-style-complex="italic" style:font-weight-complex="normal"/>
    </style:style>
    <style:style style:name="P20" style:family="paragraph" style:parent-style-name="Text_20_body">
      <style:paragraph-properties fo:text-align="justify" style:justify-single-word="false"/>
      <style:text-properties fo:font-variant="normal" fo:text-transform="none" fo:color="#000000" style:text-line-through-style="none" style:font-name="Ebrima1" fo:font-size="10pt" fo:font-style="italic" style:text-underline-style="solid" style:text-underline-width="auto" style:text-underline-color="font-color" fo:font-weight="normal" style:text-blinking="false" fo:background-color="transparent" style:font-size-asian="10pt" style:font-style-asian="italic" style:font-weight-asian="normal" style:font-size-complex="10pt" style:font-style-complex="italic" style:font-weight-complex="normal"/>
    </style:style>
    <style:style style:name="P21" style:family="paragraph" style:parent-style-name="Text_20_body">
      <style:paragraph-properties fo:text-align="justify" style:justify-single-word="false"/>
      <style:text-properties fo:font-variant="normal" fo:text-transform="none" fo:color="#ffffff" style:text-line-through-style="none" style:font-name="Ebrima1" fo:font-size="10pt" fo:font-style="normal" style:text-underline-style="none" fo:font-weight="bold" style:text-blinking="false" fo:background-color="transparent" style:font-size-asian="10pt" style:font-weight-asian="bold" style:font-size-complex="10pt" style:font-weight-complex="bold"/>
    </style:style>
    <style:style style:name="P22" style:family="paragraph" style:parent-style-name="Text_20_body">
      <style:paragraph-properties fo:text-align="justify" style:justify-single-word="false" fo:break-before="page"/>
      <style:text-properties style:font-name="Ebrima1" fo:font-size="10pt" style:font-size-asian="10pt" style:font-size-complex="10pt"/>
    </style:style>
    <style:style style:name="P23" style:family="paragraph" style:parent-style-name="Text_20_body">
      <style:paragraph-properties fo:text-align="justify" style:justify-single-word="false" fo:break-before="page"/>
      <style:text-properties fo:font-variant="normal" fo:text-transform="none" fo:color="#000000" style:text-line-through-style="none" style:font-name="Ebrima1"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24" style:family="paragraph" style:parent-style-name="Text_20_body">
      <style:paragraph-properties fo:text-align="justify" style:justify-single-word="false" fo:break-before="pag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weight-asian="normal" style:font-size-complex="10pt" style:font-weight-complex="normal"/>
    </style:style>
    <style:style style:name="P25" style:family="paragraph" style:parent-style-name="Text_20_body">
      <style:paragraph-properties fo:text-align="justify" style:justify-single-word="false" fo:break-before="column"/>
      <style:text-properties style:font-name="Ebrima1" fo:font-size="10pt" style:text-underline-style="solid" style:text-underline-width="auto" style:text-underline-color="font-color" fo:font-weight="bold" style:font-size-asian="10pt" style:font-weight-asian="bold" style:font-size-complex="10pt" style:font-weight-complex="bold"/>
    </style:style>
    <style:style style:name="P26" style:family="paragraph" style:parent-style-name="Text_20_body">
      <style:paragraph-properties fo:text-align="justify" style:justify-single-word="false" fo:break-before="column"/>
      <style:text-properties style:text-underline-style="solid" style:text-underline-width="auto" style:text-underline-color="font-color" fo:font-weight="bold" style:font-weight-asian="bold" style:font-weight-complex="bold"/>
    </style:style>
    <style:style style:name="P27" style:family="paragraph" style:parent-style-name="Text_20_body">
      <style:paragraph-properties fo:text-align="justify" style:justify-single-word="false" fo:break-before="column"/>
      <style:text-properties fo:font-variant="normal" fo:text-transform="none" fo:color="#000000" style:text-line-through-style="none" style:font-name="Ebrima1" fo:font-size="10pt" fo:font-style="normal" style:text-underline-style="solid" style:text-underline-width="auto" style:text-underline-color="font-color" fo:font-weight="bold" style:text-blinking="false" fo:background-color="transparent" style:font-size-asian="10pt" style:font-weight-asian="bold" style:font-size-complex="10pt" style:font-weight-complex="bold"/>
    </style:style>
    <style:style style:name="P28" style:family="paragraph" style:parent-style-name="Text_20_body">
      <style:paragraph-properties fo:text-align="justify" style:justify-single-word="false" fo:break-before="column"/>
      <style:text-properties fo:font-variant="normal" fo:text-transform="none" fo:color="#000000" style:text-line-through-style="none" style:font-name="Ebrima1" fo:font-size="10pt" fo:font-style="normal" style:text-underline-style="solid" style:text-underline-width="auto" style:text-underline-color="font-color" fo:font-weight="normal" style:text-blinking="false" fo:background-color="transparent" style:font-size-asian="10pt" style:font-weight-asian="normal" style:font-size-complex="10pt" style:font-weight-complex="normal"/>
    </style:style>
    <style:style style:name="P29" style:family="paragraph" style:parent-style-name="Text_20_body">
      <style:paragraph-properties fo:text-align="justify" style:justify-single-word="false" fo:break-before="column"/>
      <style:text-properties fo:font-variant="normal" fo:text-transform="none" fo:color="#000000" style:text-line-through-style="none" style:font-name="Ebrima1"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30" style:family="paragraph" style:parent-style-name="Table_20_Contents">
      <style:paragraph-properties fo:text-align="justify" style:justify-single-word="false"/>
      <style:text-properties style:font-name="Ebrima" fo:font-size="10pt"/>
    </style:style>
    <style:style style:name="P31" style:family="paragraph" style:parent-style-name="Table_20_Contents">
      <style:paragraph-properties fo:text-align="center" style:justify-single-word="false"/>
      <style:text-properties style:font-name="Ebrima" fo:font-size="10pt" fo:font-weight="bold" style:font-weight-asian="bold" style:font-weight-complex="bold"/>
    </style:style>
    <style:style style:name="P32" style:family="paragraph" style:parent-style-name="Table_20_Contents">
      <style:paragraph-properties fo:text-align="center" style:justify-single-word="false"/>
      <style:text-properties style:font-name="Ebrima" fo:font-size="10pt"/>
    </style:style>
    <style:style style:name="P33" style:family="paragraph" style:parent-style-name="Heading">
      <style:paragraph-properties fo:text-align="justify" style:justify-single-word="false"/>
      <style:text-properties fo:font-weight="bold" style:font-weight-asian="bold" style:font-weight-complex="bold"/>
    </style:style>
    <style:style style:name="P34" style:family="paragraph" style:parent-style-name="Heading_20_1">
      <style:paragraph-properties fo:text-align="center" style:justify-single-word="false"/>
      <style:text-properties style:font-name="Ebrima1" fo:font-size="20pt" style:font-size-asian="20pt" style:font-size-complex="20pt"/>
    </style:style>
    <style:style style:name="P35" style:family="paragraph" style:parent-style-name="Heading_20_1">
      <style:paragraph-properties fo:text-align="center" style:justify-single-word="false" fo:break-before="page"/>
      <style:text-properties style:font-name="Ebrima1" fo:font-size="20pt" fo:font-weight="bold" style:font-size-asian="20pt" style:font-weight-asian="bold" style:font-size-complex="20pt" style:font-weight-complex="bold"/>
    </style:style>
    <style:style style:name="P36" style:family="paragraph" style:parent-style-name="Heading_20_3">
      <style:paragraph-properties fo:text-align="justify" style:justify-single-word="false"/>
      <style:text-properties style:font-name="Ebrima1"/>
    </style:style>
    <style:style style:name="P37" style:family="paragraph" style:parent-style-name="Heading_20_3">
      <style:paragraph-properties fo:break-before="column"/>
    </style:style>
    <style:style style:name="P38" style:family="paragraph" style:parent-style-name="Heading_20_3">
      <style:paragraph-properties fo:break-before="page"/>
    </style:style>
    <style:style style:name="P39" style:family="paragraph" style:parent-style-name="Heading_20_3">
      <style:paragraph-properties fo:break-before="page"/>
      <style:text-properties fo:font-weight="bold" fo:background-color="transparent" style:font-weight-asian="bold" style:font-weight-complex="bold"/>
    </style:style>
    <style:style style:name="P40" style:family="paragraph" style:parent-style-name="Standard">
      <style:paragraph-properties fo:text-align="justify" style:justify-single-word="false"/>
      <style:text-properties style:font-name="Ebrima1" fo:font-size="10pt" style:text-underline-style="solid" style:text-underline-width="auto" style:text-underline-color="font-color" fo:font-weight="bold" style:font-size-asian="10pt" style:font-weight-asian="bold" style:font-size-complex="10pt" style:font-weight-complex="bold"/>
    </style:style>
    <style:style style:name="P41" style:family="paragraph" style:parent-style-name="Text_20_body" style:list-style-name="L1">
      <style:paragraph-properties fo:text-align="justify" style:justify-single-word="false"/>
      <style:text-properties fo:font-size="10pt" fo:font-weight="bold" style:font-size-asian="10pt" style:font-weight-asian="bold" style:font-size-complex="10pt" style:font-weight-complex="bold"/>
    </style:style>
    <style:style style:name="P42" style:family="paragraph" style:parent-style-name="Text_20_body" style:list-style-name="L1">
      <style:paragraph-properties fo:text-align="justify" style:justify-single-word="false"/>
    </style:style>
    <style:style style:name="P43" style:family="paragraph" style:parent-style-name="Text_20_body" style:list-style-name="L2">
      <style:paragraph-properties fo:text-align="justify" style:justify-single-word="false"/>
      <style:text-properties style:text-underline-style="none" fo:font-weight="normal" style:font-weight-asian="normal" style:font-weight-complex="normal"/>
    </style:style>
    <style:style style:name="P44" style:family="paragraph" style:parent-style-name="Text_20_body" style:list-style-name="L3">
      <style:paragraph-properties fo:text-align="justify" style:justify-single-word="false"/>
      <style:text-properties style:text-underline-style="none" fo:font-weight="normal" style:font-weight-asian="normal" style:font-weight-complex="normal"/>
    </style:style>
    <style:style style:name="P45" style:family="paragraph" style:parent-style-name="Text_20_body" style:list-style-name="L4">
      <style:paragraph-properties fo:text-align="justify" style:justify-single-word="false"/>
      <style:text-properties style:text-underline-style="none" fo:font-weight="normal" style:font-weight-asian="normal" style:font-weight-complex="normal"/>
    </style:style>
    <style:style style:name="P46" style:family="paragraph" style:parent-style-name="Text_20_body" style:list-style-name="L5">
      <style:paragraph-properties fo:text-align="justify" style:justify-single-word="false"/>
      <style:text-properties style:font-name="Ebrima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47" style:family="paragraph" style:parent-style-name="Text_20_body" style:list-style-name="L6">
      <style:paragraph-properties fo:text-align="justify" style:justify-single-word="false"/>
      <style:text-properties style:font-name="Ebrima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48" style:family="paragraph" style:parent-style-name="Text_20_body" style:list-style-name="L7">
      <style:paragraph-properties fo:text-align="justify" style:justify-single-word="false"/>
      <style:text-properties style:font-name="Ebrima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49" style:family="paragraph" style:parent-style-name="Text_20_body" style:list-style-name="L8">
      <style:paragraph-properties fo:text-align="justify" style:justify-single-word="false"/>
      <style:text-properties style:font-name="Ebrima1"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50" style:family="paragraph" style:parent-style-name="Text_20_body">
      <style:paragraph-properties fo:text-align="justify" style:justify-single-word="false"/>
      <style:text-properties style:font-name="Ebrima1" fo:font-size="10pt" style:font-size-asian="10pt" style:font-size-complex="10pt"/>
    </style:style>
    <style:style style:name="P51" style:family="paragraph" style:parent-style-name="Text_20_body" style:list-style-name="L10">
      <style:paragraph-properties fo:text-align="justify" style:justify-single-word="false"/>
      <style:text-properties style:font-name="Ebrima1" fo:font-size="10pt" style:text-underline-style="solid" style:text-underline-width="auto" style:text-underline-color="font-color" fo:font-weight="normal" style:font-size-asian="10pt" style:font-weight-asian="normal" style:font-size-complex="10pt" style:font-weight-complex="normal"/>
    </style:style>
    <style:style style:name="P52" style:family="paragraph" style:parent-style-name="Text_20_body" style:list-style-name="L11">
      <style:paragraph-properties fo:text-align="justify" style:justify-single-word="false"/>
      <style:text-properties style:font-name="Ebrima1" fo:font-size="10pt" style:text-underline-style="solid" style:text-underline-width="auto" style:text-underline-color="font-color" fo:font-weight="normal" style:font-size-asian="10pt" style:font-weight-asian="normal" style:font-size-complex="10pt" style:font-weight-complex="normal"/>
    </style:style>
    <style:style style:name="P53" style:family="paragraph" style:parent-style-name="Text_20_body">
      <style:paragraph-properties fo:text-align="justify" style:justify-single-word="false"/>
      <style:text-properties style:font-name="Ebrima1" fo:font-size="10pt" style:text-underline-style="solid" style:text-underline-width="auto" style:text-underline-color="font-color" fo:font-weight="bold" style:font-size-asian="10pt" style:font-weight-asian="bold" style:font-size-complex="10pt" style:font-weight-complex="bold"/>
    </style:style>
    <style:style style:name="P54" style:family="paragraph" style:parent-style-name="Text_20_body">
      <style:paragraph-properties fo:text-align="justify" style:justify-single-word="false"/>
      <style:text-properties style:font-name="Ebrima1" fo:font-size="10pt" style:text-underline-style="none" fo:font-weight="normal" style:font-size-asian="10pt" style:font-weight-asian="normal" style:font-size-complex="10pt" style:font-weight-complex="normal"/>
    </style:style>
    <style:style style:name="P55" style:family="paragraph" style:parent-style-name="Text_20_body" style:list-style-name="L10">
      <style:paragraph-properties fo:text-align="justify" style:justify-single-word="false"/>
      <style:text-properties style:font-name="Ebrima1" fo:font-size="10pt" style:text-underline-style="none" fo:font-weight="normal" style:font-size-asian="10pt" style:font-weight-asian="normal" style:font-size-complex="10pt" style:font-weight-complex="normal"/>
    </style:style>
    <style:style style:name="P56" style:family="paragraph" style:parent-style-name="Text_20_body" style:list-style-name="L11">
      <style:paragraph-properties fo:text-align="justify" style:justify-single-word="false"/>
      <style:text-properties style:font-name="Ebrima1" fo:font-size="10pt" style:text-underline-style="none" fo:font-weight="normal" style:font-size-asian="10pt" style:font-weight-asian="normal" style:font-size-complex="10pt" style:font-weight-complex="normal"/>
    </style:style>
    <style:style style:name="P57" style:family="paragraph" style:parent-style-name="Text_20_body" style:list-style-name="L12">
      <style:paragraph-properties fo:text-align="justify" style:justify-single-word="false"/>
      <style:text-properties style:font-name="Ebrima1" fo:font-size="10pt" style:text-underline-style="none" fo:font-weight="normal" style:font-size-asian="10pt" style:font-weight-asian="normal" style:font-size-complex="10pt" style:font-weight-complex="normal"/>
    </style:style>
    <style:style style:name="P58" style:family="paragraph" style:parent-style-name="Text_20_body" style:list-style-name="L8">
      <style:paragraph-properties fo:text-align="justify" style:justify-single-word="false"/>
      <style:text-properties fo:font-weight="normal" style:font-weight-asian="normal" style:font-weight-complex="normal"/>
    </style:style>
    <style:style style:name="P59"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style-asian="normal" style:font-weight-asian="normal" style:font-size-complex="10pt" style:font-style-complex="normal" style:font-weight-complex="normal"/>
    </style:style>
    <style:style style:name="P60" style:family="paragraph" style:parent-style-name="Text_20_body" style:list-style-name="L13">
      <style:paragraph-properties fo:text-align="justify" style:justify-single-word="fals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weight-asian="normal" style:font-size-complex="10pt" style:font-weight-complex="normal"/>
    </style:style>
    <style:style style:name="P61" style:family="paragraph" style:parent-style-name="Text_20_body" style:list-style-name="L14">
      <style:paragraph-properties fo:text-align="justify" style:justify-single-word="false"/>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weight-asian="normal" style:font-size-complex="10pt" style:font-weight-complex="normal"/>
    </style:style>
    <style:style style:name="P62" style:family="paragraph" style:parent-style-name="Text_20_body">
      <style:paragraph-properties fo:text-align="justify" style:justify-single-word="false"/>
      <style:text-properties fo:font-variant="normal" fo:text-transform="none" fo:color="#000000" style:text-line-through-style="none" style:font-name="Ebrima1" fo:font-size="10pt" fo:font-style="normal" style:text-underline-style="none" fo:font-weight="bold" style:text-blinking="false" fo:background-color="transparent" style:font-size-asian="10pt" style:font-style-asian="normal" style:font-weight-asian="bold" style:font-size-complex="10pt" style:font-style-complex="normal" style:font-weight-complex="bold"/>
    </style:style>
    <style:style style:name="P63" style:family="paragraph" style:parent-style-name="Text_20_body">
      <style:paragraph-properties fo:text-align="justify" style:justify-single-word="false" fo:break-before="page"/>
      <style:text-properties style:font-name="Ebrima1" fo:font-size="10pt" style:font-size-asian="10pt" style:font-size-complex="10pt"/>
    </style:style>
    <style:style style:name="T1" style:family="text">
      <style:text-properties style:font-name="Ebrima1"/>
    </style:style>
    <style:style style:name="T2" style:family="text">
      <style:text-properties style:font-name="Ebrima1" fo:font-weight="normal" style:font-weight-asian="normal" style:font-weight-complex="normal"/>
    </style:style>
    <style:style style:name="T3" style:family="text">
      <style:text-properties style:font-name="Ebrima1" fo:font-size="10pt" fo:font-weight="normal" style:font-size-asian="10pt" style:font-weight-asian="normal" style:font-size-complex="10pt" style:font-weight-complex="normal"/>
    </style:style>
    <style:style style:name="T4" style:family="text">
      <style:text-properties style:font-name="Ebrima1" fo:font-size="10pt" fo:font-weight="bold" style:font-size-asian="10pt" style:font-weight-asian="bold" style:font-size-complex="10pt" style:font-weight-complex="bold"/>
    </style:style>
    <style:style style:name="T5" style:family="text">
      <style:text-properties style:font-name="Ebrima1"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Ebrima1" fo:font-size="10pt" style:text-underline-style="none" fo:font-weight="normal" style:font-size-asian="10pt" style:font-weight-asian="normal" style:font-size-complex="10pt" style:font-weight-complex="normal"/>
    </style:style>
    <style:style style:name="T7" style:family="text">
      <style:text-properties fo:font-weight="bold" style:font-weight-asian="bold" style:font-weight-complex="bold"/>
    </style:style>
    <style:style style:name="T8" style:family="text">
      <style:text-properties fo:font-variant="normal" fo:text-transform="none" fo:color="#000000" style:text-line-through-style="none" style:text-blinking="false" fo:background-color="transparent"/>
    </style:style>
    <style:style style:name="T9" style:family="text">
      <style:text-properties fo:font-variant="normal" fo:text-transform="none" fo:color="#000000" style:text-line-through-style="none" style:text-underline-style="solid" style:text-underline-width="auto" style:text-underline-color="font-color" style:text-blinking="false" fo:background-color="transparent"/>
    </style:style>
    <style:style style:name="T10" style:family="text">
      <style:text-properties fo:font-variant="normal" fo:text-transform="none" fo:color="#000000" style:text-line-through-style="none" style:text-underline-style="none" style:text-blinking="false" fo:background-color="transparent"/>
    </style:style>
    <style:style style:name="T11" style:family="text">
      <style:text-properties fo:font-variant="normal" fo:text-transform="none" fo:color="#000000" style:text-line-through-style="none" fo:font-weight="bold" style:text-blinking="false" fo:background-color="transparent" style:font-weight-asian="bold" style:font-weight-complex="bold"/>
    </style:style>
    <style:style style:name="T12" style:family="text">
      <style:text-properties fo:font-variant="normal" fo:text-transform="none" fo:color="#000000" style:text-line-through-style="none" fo:font-style="italic" style:text-blinking="false" fo:background-color="transparent"/>
    </style:style>
    <style:style style:name="T13" style:family="text">
      <style:text-properties fo:font-variant="normal" fo:text-transform="none" fo:color="#000000" style:text-line-through-style="none" fo:font-style="italic" style:text-underline-style="solid" style:text-underline-width="auto" style:text-underline-color="font-color" style:text-blinking="false" fo:background-color="transparent"/>
    </style:style>
    <style:style style:name="T14" style:family="text">
      <style:text-properties fo:font-variant="normal" fo:text-transform="none" fo:color="#000000" style:text-line-through-style="none" fo:font-style="italic" fo:font-weight="bold" style:text-blinking="false" fo:background-color="transparent" style:font-weight-asian="bold" style:font-weight-complex="bold"/>
    </style:style>
    <style:style style:name="T15" style:family="text">
      <style:text-properties fo:font-variant="normal" fo:text-transform="none" fo:color="#000000" style:text-line-through-style="none" fo:font-style="normal" style:text-underline-style="none" style:text-blinking="false" fo:background-color="transparent"/>
    </style:style>
    <style:style style:name="T16" style:family="text">
      <style:text-properties fo:font-variant="normal" fo:text-transform="none" fo:color="#000000" style:text-line-through-style="none" fo:font-style="normal" style:text-underline-style="none" fo:font-weight="bold" style:text-blinking="false" fo:background-color="transparent"/>
    </style:style>
    <style:style style:name="T17" style:family="text">
      <style:text-properties fo:font-variant="normal" fo:text-transform="none" fo:color="#000000" style:text-line-through-style="none" fo:font-style="normal" style:text-blinking="false" fo:background-color="transparent"/>
    </style:style>
    <style:style style:name="T18" style:family="text">
      <style:text-properties fo:font-variant="normal" fo:text-transform="none" fo:color="#000000" style:text-line-through-style="none" fo:font-style="normal" style:text-underline-style="solid" style:text-underline-width="auto" style:text-underline-color="font-color" style:text-blinking="false" fo:background-color="transparent"/>
    </style:style>
    <style:style style:name="T19" style:family="text">
      <style:text-properties fo:font-variant="normal" fo:text-transform="none" fo:color="#000000" style:text-line-through-style="none" style:font-name="Ebrima1" fo:font-size="10pt" fo:font-style="normal" style:text-underline-style="solid" style:text-underline-width="auto" style:text-underline-color="font-color" style:text-blinking="false" fo:background-color="transparent" style:font-size-asian="10pt" style:font-style-asian="normal" style:font-size-complex="10pt" style:font-style-complex="normal"/>
    </style:style>
    <style:style style:name="T20" style:family="text">
      <style:text-properties fo:font-variant="normal" fo:text-transform="none" fo:color="#000000" style:text-line-through-style="none" style:font-name="Ebrima1" fo:font-size="10pt" fo:font-style="normal" style:text-underline-style="none" style:text-blinking="false" fo:background-color="transparent" style:font-size-asian="10pt" style:font-style-asian="normal" style:font-size-complex="10pt" style:font-style-complex="normal"/>
    </style:style>
    <style:style style:name="T21" style:family="text">
      <style:text-properties fo:font-variant="normal" fo:text-transform="none" fo:color="#000000" style:text-line-through-style="none" style:font-name="Ebrima1" fo:font-size="10pt" fo:font-style="normal" style:text-underline-style="none" fo:font-weight="normal" style:text-blinking="false" fo:background-color="transparent" style:font-size-asian="10pt" style:font-weight-asian="normal" style:font-size-complex="10pt" style:font-weight-complex="normal"/>
    </style:style>
    <style:style style:name="T22" style:family="text">
      <style:text-properties fo:font-style="italic" style:font-style-asian="italic" style:font-style-complex="italic"/>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fo:font-weight="bold" style:font-weight-asian="bold" style:font-weight-complex="bold"/>
    </style:style>
    <style:style style:name="Sect1"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Mekton ZZ: Combat and Rules</text:h>
      <text:p text:style-name="P1"/>
      <text:section text:style-name="Sect1" text:name="Section1">
        <text:h text:style-name="P36" text:outline-level="3">Overview: Cinematic Roleplaying</text:h>
        <text:p text:style-name="P2">“Cinematic Roleplaying” is the term the original Mekton Z designers used to describe their philosophy. The basic idea is that Mekton Z wasn't intended to simulate reality, but to emulate a genre of fiction. Mekton ZZ attempts to follow that philosophy as well, but simplifies and streamlines some of the more “90s-ish” aspects of the original system into a more cohesive whole.</text:p>
        <text:h text:style-name="Heading_20_3" text:outline-level="3">Timing vs. Pacing</text:h>
        <text:p text:style-name="P2">There are two ways to think of time passing in a Mekton ZZ game. “Timing” is the in-world progress of time: when a character says “See you tomorrow!” and the next scene begins with that character showing up for the date, we assume that an entire day has passed but that nothing of interest happened during that time. </text:p>
        <text:p text:style-name="P2">Pacing, on the other hand, measures the time that the players spend playing the game. In general, Mekton ZZ uses six measures of pacing:</text:p>
        <text:list xml:id="list2312103931795455683" text:style-name="L1">
          <text:list-item>
            <text:p text:style-name="P41"><text:span text:style-name="T1">Cuts: </text:span><text:span text:style-name="T2">A Cut is equal to about ten seconds, and lasts about as long as it takes for a character to perform one distinct action. In combat, a Cut is also called a Round, which is about the time it takes for everyone involved in the combat to take one turn.</text:span></text:p>
          </text:list-item>
          <text:list-item>
            <text:p text:style-name="P41"><text:span text:style-name="T1">Scenes:</text:span><text:span text:style-name="T2"> A Scene lasts for about as long as it takes for one or more characters to accomplish a small goal, such as having a conversation or getting into a fight. Combat or challenge Scenes are also known as Encounters, which is about the time it takes for a challenge to be identified and either overcome or failed.</text:span></text:p>
          </text:list-item>
          <text:list-item>
            <text:p text:style-name="P41"><text:span text:style-name="T1">Episodes:</text:span><text:span text:style-name="T2"> An Episode is made up of several scenes, and represents about two to three hours of real-world play. During an Episode, the characters should be presented with one or more goals, which they will either succeed at, fail, or delay for later based on the actions they choose to take.</text:span></text:p>
          </text:list-item>
          <text:list-item>
            <text:p text:style-name="P41"><text:span text:style-name="T1">Arc:</text:span><text:span text:style-name="T2"> An Arc is made up of three to four Episodes, and represents one to two sessions of real-world play. An Arc is about the time it takes to play out a storyline or resolve a lasting problem or dilemma faced by the characters.</text:span></text:p>
          </text:list-item>
        </text:list>
        <text:p text:style-name="P3"/>
        <text:list xml:id="list41790207" text:continue-numbering="true" text:style-name="L1">
          <text:list-item>
            <text:p text:style-name="P42"><text:span text:style-name="T4">Series:</text:span><text:span text:style-name="T3"> Several Arcs make up a Series. A Series usually culminates in an event that alters the world or has significant changes to the characters. By the time the Series ends, the characters will have resolved most of the storylines they set up at character creation, and will be ready to move on to other things. They may return as NPCs during a later Series, or they may be recreated anew when the next Series begins.</text:span></text:p>
          </text:list-item>
        </text:list>
        <text:p text:style-name="P8"/>
        <text:p text:style-name="P8">Scene Structure</text:p>
        <text:p text:style-name="P2">A Scene begins when the GM or a player declares that they wish for a Scene to take place. The person declaring the Scene is called the Director. The Director declares who the lead character of the scene will be, any other characters they wish to be present, as well as the setting (time, place, and mood) in which the scene takes place.</text:p>
        <text:p text:style-name="P2">If other NPCs are requested as side characters, the GM decides whether or not they will be able to participate in the scene. For player characters, the player decides whether they want their character to be involved. This might mean that the setting of the scene needs to be changed – this is up to the Director to decide.</text:p>
        <text:p text:style-name="P2">The characters involved then act out the scene, using dice as needed to resolve conflicts or challenges. The Scene generally ends when the lead character exits the scene, the players involved agree that the Scene is over, or the GM asks for the Scene to end.</text:p>
        <text:p text:style-name="P2">At any time during a Scene, another character may request to enter the Scene, and may do so if the GM or Director allows it. If disallowed, the character may “eavesdrop” or witness a Scene take place, but was unable to affect how it played out (they were too far away, didn't want to disturb the participants, etc.)</text:p>
        <text:p text:style-name="P2">Once the Scene has ended, the GM will either start the next Scene, or ask if there are any players who wish to declare Scenes. This continues until the Episode concludes.</text:p>
        <text:p text:style-name="P2"/>
        <text:h text:style-name="P37" text:outline-level="3"><text:soft-page-break/>Dice Mechanics</text:h>
        <text:p text:style-name="P7">Mekton ZZ uses 10 sided dice, also known as d10s. There are two basic Dice Mechanics in Mekton ZZ: the Skill Check and the Saving Throw.</text:p>
        <text:p text:style-name="Text_20_body"/>
        <text:p text:style-name="P8">Skill Checks</text:p>
        <text:p text:style-name="P10">A Skill Check is used to see how well a character can use their abilities under pressure. In order to perform a Skill Check, take the following steps:</text:p>
        <text:list xml:id="list5785414016390126311" text:style-name="L2">
          <text:list-item>
            <text:p text:style-name="P43">Pick an Ability and Skill that apply to the challenge and add them together.</text:p>
          </text:list-item>
          <text:list-item>
            <text:p text:style-name="P43">Apply any further modifiers due to circumstance.</text:p>
          </text:list-item>
          <text:list-item>
            <text:p text:style-name="P43">Roll a d10. Add the result to your current score.</text:p>
            <text:list>
              <text:list-item>
                <text:p text:style-name="P43">If the d10 rolls 1, the die has <text:span text:style-name="T7">collapsed.</text:span> Roll again and subtract that result from your current score. No matter what the second die result is, do not roll again.</text:p>
              </text:list-item>
              <text:list-item>
                <text:p text:style-name="P43">If the d10 rolls 10, the die has <text:span text:style-name="T7">exploded.</text:span> Roll again and add that result to the 10 you rolled earlier. If the next roll is also a 10, roll a third time: this continues so long as you keep rolling 10s on the d10. (Do not collapse the die if it rolls 1: just add 1 to the total and stop rolling).</text:p>
              </text:list-item>
            </text:list>
          </text:list-item>
        </text:list>
        <text:p text:style-name="P10">The sum of your Ability, Skill, Modifiers, and d10 roll is the <text:span text:style-name="T7">Check Result</text:span>, or just <text:span text:style-name="T7">Result</text:span>. Compare the Result to the Difficulty of the check to determine if you have succeeded or failed.</text:p>
        <table:table table:name="Table1" table:style-name="Table1">
          <table:table-column table:style-name="Table1.A"/>
          <table:table-column table:style-name="Table1.B"/>
          <table:table-column table:style-name="Table1.C"/>
          <table:table-row>
            <table:table-cell table:style-name="Table1.A1" office:value-type="string">
              <text:p text:style-name="P31">Diff.</text:p>
            </table:table-cell>
            <table:table-cell table:style-name="Table1.A1" office:value-type="string">
              <text:p text:style-name="P31">Value</text:p>
            </table:table-cell>
            <table:table-cell table:style-name="Table1.C1" office:value-type="string">
              <text:p text:style-name="P31">Example</text:p>
            </table:table-cell>
          </table:table-row>
          <table:table-row>
            <table:table-cell table:style-name="Table1.A2" office:value-type="string">
              <text:p text:style-name="P32">Easy</text:p>
            </table:table-cell>
            <table:table-cell table:style-name="Table1.B2" office:value-type="float" office:value="10">
              <text:p text:style-name="P32">10</text:p>
            </table:table-cell>
            <table:table-cell table:style-name="Table1.C2" office:value-type="string">
              <text:p text:style-name="P30">Installing a Computer Game</text:p>
            </table:table-cell>
          </table:table-row>
          <table:table-row>
            <table:table-cell table:style-name="Table1.A2" office:value-type="string">
              <text:p text:style-name="P32">Average</text:p>
            </table:table-cell>
            <table:table-cell table:style-name="Table1.B2" office:value-type="float" office:value="15">
              <text:p text:style-name="P32">15</text:p>
            </table:table-cell>
            <table:table-cell table:style-name="Table1.C2" office:value-type="string">
              <text:p text:style-name="P30">Fixing a Driver Conflict</text:p>
            </table:table-cell>
          </table:table-row>
          <table:table-row>
            <table:table-cell table:style-name="Table1.A2" office:value-type="string">
              <text:p text:style-name="P32">Hard</text:p>
            </table:table-cell>
            <table:table-cell table:style-name="Table1.B2" office:value-type="float" office:value="20">
              <text:p text:style-name="P32">20</text:p>
            </table:table-cell>
            <table:table-cell table:style-name="Table1.C2" office:value-type="string">
              <text:p text:style-name="P30">Building a computer from scratch</text:p>
            </table:table-cell>
          </table:table-row>
          <table:table-row>
            <table:table-cell table:style-name="Table1.A2" office:value-type="string">
              <text:p text:style-name="P32">Very Hard</text:p>
            </table:table-cell>
            <table:table-cell table:style-name="Table1.B2" office:value-type="float" office:value="25">
              <text:p text:style-name="P32">25</text:p>
            </table:table-cell>
            <table:table-cell table:style-name="Table1.C2" office:value-type="string">
              <text:p text:style-name="P30">Removing Copy Protection</text:p>
            </table:table-cell>
          </table:table-row>
          <table:table-row>
            <table:table-cell table:style-name="Table1.A2" office:value-type="string">
              <text:p text:style-name="P32">Impossible</text:p>
            </table:table-cell>
            <table:table-cell table:style-name="Table1.B2" office:value-type="float" office:value="30">
              <text:p text:style-name="P32">30</text:p>
            </table:table-cell>
            <table:table-cell table:style-name="Table1.C2" office:value-type="string">
              <text:p text:style-name="P30">Hacking into the Pentagon</text:p>
            </table:table-cell>
          </table:table-row>
        </table:table>
        <text:p text:style-name="P10"/>
        <text:p text:style-name="P10">Situational Modifiers might include:</text:p>
        <text:list xml:id="list3003923429360683698" text:style-name="L3">
          <text:list-item>
            <text:p text:style-name="P44">“It's never been done before!”: - 8</text:p>
          </text:list-item>
          <text:list-item>
            <text:p text:style-name="P44">“All I have is a penknife and a paper clip?” - 6</text:p>
          </text:list-item>
          <text:list-item>
            <text:p text:style-name="P44">“Picked a bad day to give up smoking. . .” - 4</text:p>
          </text:list-item>
          <text:list-item>
            <text:p text:style-name="P44">“The manual's in Ancient Chinese, but I think I understand the pictures. . .” - 2</text:p>
          </text:list-item>
        </text:list>
        <text:p text:style-name="P20"/>
        <text:p text:style-name="P20"/>
        <text:p text:style-name="P6"><text:bookmark text:name="docs-internal-guid-c10322be-74d2-cf62-3dc1-70c93121cdd2"/><text:span text:style-name="T9">Example: </text:span><text:span text:style-name="T8">Alice is shooting a Combat Pistol at Bob. This is a </text:span><text:span text:style-name="T11">REF + Shooting + WA </text:span><text:span text:style-name="T8">check. Alice begins by adding up her Reflexes of 6 and her Shooting Skill of +7 for a total of 13. She then adds the Combat Pistol's Weapon Accuracy of +1. for a total of 14. Alice rolls 1d10 and gets a 5, giving her a total result of 19.</text:span> </text:p>
        <text:p text:style-name="P9"/>
        <text:p text:style-name="P9">Opposed Checks</text:p>
        <text:p text:style-name="P10">Opposed Checks are used in cases where two or more characters are all acting in opposition to each other. To make an Opposed Check, all characters involved make Skill checks. Whoever gets the highest result wins. </text:p>
        <text:p text:style-name="P10">If the result is a tie. . .</text:p>
        <text:list xml:id="list2547865635255561991" text:style-name="L4">
          <text:list-item>
            <text:p text:style-name="P45">. . . Players beat NPCs.</text:p>
          </text:list-item>
          <text:list-item>
            <text:p text:style-name="P45">. . . Attackers beat Defenders</text:p>
          </text:list-item>
          <text:list-item>
            <text:p text:style-name="P45">. . . otherwise, flip a coin.</text:p>
          </text:list-item>
        </text:list>
        <text:p text:style-name="P5"><text:bookmark text:name="docs-internal-guid-c10322be-74d4-587e-0f08-39beb08b7659"/><text:span text:style-name="T13">Example: </text:span><text:span text:style-name="T12">Continuing from the previous example, Bob has just been shot at by Alice, with a result of 19. Bob responds by taking the Dodge action, which is </text:span><text:span text:style-name="T14">SPD + Dodge and Escape</text:span><text:span text:style-name="T12">.</text:span><text:span text:style-name="T8"> </text:span><text:span text:style-name="T12">Bob has a SPD of 6 and a Dodge of 3, for a total of 9. He then rolls 1d10 and gets 10, which explodes! He rolls again, getting 4, for a total of 14: adding that to his previous total of 9 gives Bob a result of 23. Bob manages to avoid Alice's attack and takes no damage!</text:span> </text:p>
        <text:p text:style-name="P10"/>
        <text:p text:style-name="P9">Saving Throws</text:p>
        <text:p text:style-name="P10">A Saving Throw, or Save, is used when luck or circumstance come into play significantly more than skill or training. To make a Saving Throw, determine the Save Number and roll d10. If the roll is equal to or lesser than the Save Number, the roll is a success. Otherwise, the Save fails.</text:p>
        <text:p text:style-name="P10">Examples of Saving Throws include Stun/Shock saves, G-Factor Saves, and Explosion Saves.</text:p>
        <text:p text:style-name="P5"><text:bookmark text:name="docs-internal-guid-c10322be-74da-45f3-aba5-473618e5feb1"/><text:span text:style-name="T13">Example: </text:span><text:span text:style-name="T12">Hearing the gunfire, a security guard rushes into Bob's room and yells for Alice to stop! When Alice instead turns to run, the guard fires a taser, hitting Alice. Alice must then make a </text:span><text:span text:style-name="T14">Stun/Shock Save</text:span><text:span text:style-name="T12"> to stay conscious. Because her BOD score is 4 and her COOL is 5, her Stun/Shock rating is 6. She rolls 1d10 and gets a 1 - a success! Alice manages to fight through the electricity arcing through her body and presses on, fleeing into the streets!</text:span> </text:p>
        <text:p text:style-name="P10"/>
        <text:p text:style-name="P26"><text:soft-page-break/>Passive Checks, Taking 5, and Taking 10</text:p>
        <text:p text:style-name="P10">A Passive Check is basically an Opposed Check that takes place against an unaware opponent. <text:span text:style-name="T7">Treat this as if the opponent had rolled 4 on their d10</text:span> when making the Skill Check. Passive Checks are mostly used for ambushes, sneaking, or other such situations.</text:p>
        <text:p text:style-name="P9"><text:span text:style-name="T24">If a character is not being threatened or distracted, they may choose to </text:span><text:span text:style-name="T23">Take 5</text:span><text:span text:style-name="T24"> instead of rolling the d10. Treat this as if they had rolled 5 on the d10 and compare it to the Difficulty. This is mostly useful in situations where a particularly high roll wouldn't help (like climbing a rope or carrying out routine maintenance.)</text:span></text:p>
        <text:p text:style-name="P9"><text:span text:style-name="T24">Finally, if a character has plenty of time to attempt a task that has no penalties for failure, they can choose to </text:span><text:span text:style-name="T23">Take 10</text:span><text:span text:style-name="T24">. Treat this as if a 10 was rolled on the d10, but do not explode the die. This is mostly useful for situations where the character has plenty of time to keep trying over and over until they do the best they can, like opening a lock or searching a room for clues. Characters are not allowed to Take 10 in situations where time is of the essence, like trying to search a room before the security guards return.</text:span></text:p>
        <text:p text:style-name="P9">Edge</text:p>
        <text:p text:style-name="P10">A player may spend Edge to alter a die roll any time they roll dice. Each point of Edge spent raises or lowers the result of the die by 1: this can be used to lower a d10 roll below 1, or to raise it above 10. </text:p>
        <text:p text:style-name="P10">Any amount of Edge may be spent on a die roll, but only once per roll. In addition, a player may only spend Edge on their own die rolls – Edge can't be used to, say, alter the result of an enemy's Stun/Shock save, or to change the result of an enemy's Cinematic Hit.</text:p>
        <text:p text:style-name="P10">Only players can use Edge: NPCs do not have a Luck Ability score and receive no Edge as a result. However, they tend to have higher Ability scores than player characters to compensate.</text:p>
        <text:p text:style-name="P10">Keep in mind that any die roll can be altered – this does not only apply to Skill Checks, but also Saving Throws or Hit Location rolls. A player can also spend Edge when Taking 5 or Taking 10, but not while making a Passive Check.</text:p>
        <text:p text:style-name="P10"/>
        <text:section text:style-name="Sect2" text:name="Section2">
          <text:h text:style-name="P35" text:outline-level="1">Combat</text:h>
        </text:section>
        <text:p text:style-name="P33"><text:bookmark text:name="docs-internal-guid-c10322be-7500-5efe-b9cb-dc25ed4227f2"/>The Basics</text:p>
        <text:p text:style-name="P2">Combat in Mekton ZZ is intended to be quick and cinematic: the same basic rules are used for fights between humongous mecha, as well as barroom brawls, with the only real difference being the scale of the fight. </text:p>
        <text:p text:style-name="P2"/>
        <text:p text:style-name="P4">Rounds</text:p>
        <text:p text:style-name="P2">A round in Mekton ZZ is roughly equal to ten seconds. Although characters are considered to be acting more-or-less simultaneously, this is difficult to adjudicate, so the order in which characters act is determined by their Initiative.</text:p>
        <text:p text:style-name="P2"/>
        <text:p text:style-name="P4">Initiative</text:p>
        <text:p text:style-name="P2">We will be using the Savage Worlds initiative system for Mekton ZZ. At the start of each round of combat, every player is dealt a playing card from a deck: Jokers go first (and give a +2 bonus to all checks made by that character that round), followed by Aces, face cards and spot cards in descending order, with 2s going last. Ties are broken in bridge order: Spades, Hearts, Diamonds, then Clubs.</text:p>
        <text:p text:style-name="P2">The only exception is an Ambush Round, where one of the two sides in battle manages to catch the other side completely off-guard. In that case, all of the ambushers will take their turns first in any order they choose, and then the ambushed combatants will take their turn in response.</text:p>
        <text:p text:style-name="P4"/>
        <text:p text:style-name="P4">Turns and Actions</text:p>
        <text:p text:style-name="P2">During a character's turn, they may perform two Standard Actions and any number of Free Actions. Once a character has taken all of their Actions, they turn in their Initiative card and the combatant with the next highest Initiative may take their turn.</text:p>
        <text:p text:style-name="P2"><text:span text:style-name="T15">If a character does not wish to take their turn at this time, they may choose to </text:span><text:span text:style-name="T16">Hold</text:span><text:span text:style-name="T10"> </text:span><text:span text:style-name="T15">their turn. The character keeps their Initiative card, and may choose to take their turn later in the round after the current combatant's turn ends. If more than one combatant has Delayed their turn and wishes to act, the character with the better Initiative card goes first.</text:span></text:p>
        <text:p text:style-name="P14"/>
        <text:p text:style-name="P27">Action Types</text:p>
        <text:p text:style-name="P19">Movement:</text:p>
        <text:list xml:id="list9046703625823235243" text:style-name="L5">
          <text:list-item>
            <text:p text:style-name="P46"><text:span text:style-name="T8">Walk</text:span><text:span text:style-name="T10">: Free Action. A unit with a Walk MA can move once per turn as a free action.</text:span></text:p>
          </text:list-item>
          <text:list-item>
            <text:p text:style-name="P46"><text:span text:style-name="T8">Move (Run/Drive/Fly/Swim):</text:span><text:span text:style-name="T10"> Standard Action. The unit moves the appropriate MA for the movement type. A unit can only Move once per turn (you can't Fly twice, Run and Fly in the same turn, etc.)</text:span></text:p>
          </text:list-item>
          <text:list-item>
            <text:p text:style-name="P46"><text:span text:style-name="T8">Jump:</text:span><text:span text:style-name="T10"> Standard Action. A unit with a Walk or Run MA can jump as an Action once per turn.</text:span></text:p>
          </text:list-item>
        </text:list>
        <text:p text:style-name="P19">Attacking:</text:p>
        <text:list xml:id="list8761027693461248006" text:style-name="L6">
          <text:list-item>
            <text:p text:style-name="P47"><text:span text:style-name="T8">Attack:</text:span><text:span text:style-name="T10"> Standard Action. The unit can attack in melee or at range once per Action.</text:span></text:p>
          </text:list-item>
          <text:list-item>
            <text:p text:style-name="P47"><text:span text:style-name="T8">Aim:</text:span><text:span text:style-name="T10"> Standard Action. Gives a +2 bonus to a ranged attack roll for each Action spent aiming, up to a +4 bonus.</text:span></text:p>
          </text:list-item>
        </text:list>
        <text:p text:style-name="P19">Defending:</text:p>
        <text:list xml:id="list5045006701297724609" text:style-name="L7">
          <text:list-item>
            <text:p text:style-name="P48"><text:span text:style-name="T8">Evade:</text:span><text:span text:style-name="T10"> Reaction. You can attempt to dodge or evade incoming attacks as a reaction.</text:span></text:p>
          </text:list-item>
          <text:list-item>
            <text:p text:style-name="P48"><text:span text:style-name="T8">Parry/Block:</text:span><text:span text:style-name="T10"> Reaction. If you fail to Evade, you can still attempt to parry or block the attack with a shield or melee weapon, redirecting the damage.</text:span></text:p>
          </text:list-item>
          <text:list-item>
            <text:p text:style-name="P48"><text:span text:style-name="T8">Escape:</text:span><text:span text:style-name="T10"> Standard Action. You can make one attempt to Escape a lock, grab, or restraints per Action.</text:span></text:p>
          </text:list-item>
        </text:list>
        <text:p text:style-name="P19">Miscellaneous:</text:p>
        <text:list xml:id="list6589145348246995138" text:style-name="L8">
          <text:list-item>
            <text:p text:style-name="P49"><text:span text:style-name="T8">Ready a Reaction:</text:span><text:span text:style-name="T10"> Standard Action. Can only be done as the last action of a turn.</text:span></text:p>
          </text:list-item>
          <text:list-item>
            <text:p text:style-name="P49"><text:span text:style-name="T8">Stand Up:</text:span><text:span text:style-name="T10"> Standard Action. Recovers from being knocked down by an attack.</text:span></text:p>
          </text:list-item>
          <text:list-item>
            <text:p text:style-name="P49"><text:span text:style-name="T8">Holster/Reload Weapon:</text:span><text:span text:style-name="T10"> Standard Action. Also applies to putting objects back into backpacks.</text:span></text:p>
          </text:list-item>
          <text:list-item>
            <text:p text:style-name="P49"><text:span text:style-name="T8">Draw/Drop Weapon:</text:span><text:span text:style-name="T10"> Free Action. This is why anime characters tend to drop empty weapons and grab new ones in combat!</text:span></text:p>
          </text:list-item>
          <text:list-item>
            <text:p text:style-name="P49"><text:span text:style-name="T8">Jury-Rig:</text:span><text:span text:style-name="T10"> Standard Action. Quickly repair a Damaged (not Destroyed) system.</text:span></text:p>
          </text:list-item>
          <text:list-item>
            <text:p text:style-name="P58"><text:span text:style-name="T19">Other:</text:span><text:span text:style-name="T20"> Standard or Free Action, depending on the type of action being attempted.</text:span></text:p>
          </text:list-item>
        </text:list>
        <text:h text:style-name="P39" text:outline-level="3">Movement</text:h>
        <text:p text:style-name="P2">Combat in Mekton ZZ uses a hex map to keep track of combatants' locations in relation to each other. There are two main scales in Mekton ZZ: <text:span text:style-name="T22">Human Scale</text:span>, in which 1 hex is roughly equal to 1 meter, and <text:span text:style-name="T22">Mekton Scale</text:span>, in which 1 hex is equal to 50 meters. </text:p>
        <text:p text:style-name="P2">When a combatant takes a Move Action, they can move a number of hexes equal to their Move Allowance for that movement type. The combatant may interrupt this movement to take a different Action (such as attacking) and may spend the rest of their Move Allowance once that Action has been completed.</text:p>
        <text:p text:style-name="P2"/>
        <text:p text:style-name="P4">Turning and Facing</text:p>
        <text:p text:style-name="P2">Every unit on a hex map has two Facings: the 180 degree arc to their front is their Front Arc, while the 180 degree arc to their rear is their Rear Arc. In addition, the line of hexes directly in front of the unit is called Straight Forward (SF), and the line of hexes directly behind the unit is their Straight Backward (SB). A unit should have its SF and Front Arcs clearly marked on their token or model.</text:p>
        <text:p text:style-name="P2">The way the unit turns depends on the type of movement they are using (see the section on Movement Types for more details.)</text:p>
        <text:p text:style-name="P2"/>
        <text:p text:style-name="P4">Terrain and Cover</text:p>
        <text:p text:style-name="P2">Rough terrain (like rubble, thin forests, and loose sand) costs 2 MA to move one hex. Difficult terrain (like mud, quicksand, or dense forest) costs 3 MA to move one hex. Flying or hovering units ignore all terrain effects.</text:p>
        <text:p text:style-name="P2"><text:span text:style-name="T26"/></text:p>
        <text:p text:style-name="P2"><text:span text:style-name="T26">Vertical Distances</text:span></text:p>
        <text:p text:style-name="P2">Although the gameboard is in two dimensions, the real world is in three. For simplicity's sake, add a unit's vertical distance to their horizontal distance when determining ranges and distances: a unit 5 hexes away and 3 hexes up is considered 8 hexes away for determining things like weapon ranges.</text:p>
        <text:p text:style-name="P2"/>
        <text:h text:style-name="Heading_20_3" text:outline-level="3"/>
        <text:h text:style-name="P37" text:outline-level="3">Movement Types</text:h>
        <text:p text:style-name="P4">Walking</text:p>
        <text:p text:style-name="P2">Humans and Mektons can Walk as a Free Action. While walking, they may move a number of hexes equal to their Walk MA in any direction, and they may turn during or after that movement without spending MA.</text:p>
        <text:p text:style-name="P2"/>
        <text:p text:style-name="P2"><text:span text:style-name="T26">Running</text:span></text:p>
        <text:p text:style-name="P5">Most Humans and Mektons also have a Run MA. This is a Standard Action and can only be done once per turn. While Running, they may move a number of hexes equal to their Run MA towards their Front Arc, and may turn up to 3 facings during that movement by spending 1 MA.</text:p>
        <text:p text:style-name="P5"/>
        <text:p text:style-name="P4">Driving</text:p>
        <text:p text:style-name="P5">Most non-humanoid vehicles or mecha use Drive MA. Driving is a Standard Action and can only be done once per turn. While Driving, they may move a number of hexes equal to their Drive MA Straight Forward, and may turn up to 2 facings during that movement by spending 1 MA.</text:p>
        <text:p text:style-name="P5"/>
        <text:p text:style-name="P40">Swimming</text:p>
        <text:p text:style-name="P5">Water-based vehicles use the same rules for movement as Driving, but can only operate on the surface of or underwater.</text:p>
        <text:p text:style-name="P5"/>
        <text:p text:style-name="P4">Hovering</text:p>
        <text:p text:style-name="P4"><text:span text:style-name="T24">Hovering vehicles (such as hovercraft or ground-effect vehicles) use the same rules for movement as Driving, but are not subject to Difficult Terrain.</text:span></text:p>
        <text:p text:style-name="P4"/>
        <text:p text:style-name="P4">Jumpjets</text:p>
        <text:p text:style-name="P2">A mecha that has a Fly MA of 7 or less can use Jump Jets as an action once per turn. The Unit moves their full Flight MA (vertically and/or horizontally) as a single action, but returns to the ground at the end of the Turn. The mecha does not take damage from falling.</text:p>
        <text:p text:style-name="P2"><text:span text:style-name="T26"/></text:p>
        <text:p text:style-name="P2"><text:span text:style-name="T26"/></text:p>
        <text:p text:style-name="P22"><text:span text:style-name="T26">Flying</text:span></text:p>
        <text:p text:style-name="P2">A mecha that has a Fly MA of 8 or more is capable of true flight. Flying mecha cannot use cover, suffer a speed penalty to attack rolls, and have a minimum turning radius based on their current speed. Finally, a Flying Mekton with speed of 16 or higher cannot reach its full speed in a single turn: it must accelerate or decelerate in increments of up to 16 MA.</text:p>
        <text:p text:style-name="P2"/>
        <table:table table:name="Table2" table:style-name="Table2">
          <table:table-column table:style-name="Table2.A" table:number-columns-repeated="3"/>
          <table:table-row>
            <table:table-cell table:style-name="Table2.A1" office:value-type="string">
              <text:p text:style-name="P2">MA</text:p>
            </table:table-cell>
            <table:table-cell table:style-name="Table2.A1" office:value-type="string">
              <text:p text:style-name="P2">Turning Radius</text:p>
            </table:table-cell>
            <table:table-cell table:style-name="Table2.A1" office:value-type="string">
              <text:p text:style-name="P2">WA Modifier</text:p>
            </table:table-cell>
          </table:table-row>
          <table:table-row>
            <table:table-cell table:style-name="Table2.A2" office:value-type="string">
              <text:p text:style-name="P2">8-16</text:p>
            </table:table-cell>
            <table:table-cell table:style-name="Table2.A2" office:value-type="string">
              <text:p text:style-name="P2">1</text:p>
            </table:table-cell>
            <table:table-cell table:style-name="Table2.A2" office:value-type="string">
              <text:p text:style-name="P2">-0</text:p>
            </table:table-cell>
          </table:table-row>
          <table:table-row>
            <table:table-cell table:style-name="Table2.A2" office:value-type="string">
              <text:p text:style-name="P2">17-24</text:p>
            </table:table-cell>
            <table:table-cell table:style-name="Table2.A2" office:value-type="string">
              <text:p text:style-name="P2">2</text:p>
            </table:table-cell>
            <table:table-cell table:style-name="Table2.A2" office:value-type="string">
              <text:p text:style-name="P2">-1</text:p>
            </table:table-cell>
          </table:table-row>
          <table:table-row>
            <table:table-cell table:style-name="Table2.A2" office:value-type="string">
              <text:p text:style-name="P2">25-32</text:p>
            </table:table-cell>
            <table:table-cell table:style-name="Table2.A2" office:value-type="string">
              <text:p text:style-name="P2">3</text:p>
            </table:table-cell>
            <table:table-cell table:style-name="Table2.A2" office:value-type="string">
              <text:p text:style-name="P2">-2</text:p>
            </table:table-cell>
          </table:table-row>
          <table:table-row>
            <table:table-cell table:style-name="Table2.A2" office:value-type="string">
              <text:p text:style-name="P2">33-40</text:p>
            </table:table-cell>
            <table:table-cell table:style-name="Table2.A2" office:value-type="string">
              <text:p text:style-name="P2">4</text:p>
            </table:table-cell>
            <table:table-cell table:style-name="Table2.A2" office:value-type="string">
              <text:p text:style-name="P2">-3</text:p>
            </table:table-cell>
          </table:table-row>
          <table:table-row>
            <table:table-cell table:style-name="Table2.A2" office:value-type="string">
              <text:p text:style-name="P2">41-48</text:p>
            </table:table-cell>
            <table:table-cell table:style-name="Table2.A2" office:value-type="string">
              <text:p text:style-name="P2">5</text:p>
            </table:table-cell>
            <table:table-cell table:style-name="Table2.A2" office:value-type="string">
              <text:p text:style-name="P2">-4</text:p>
            </table:table-cell>
          </table:table-row>
          <table:table-row>
            <table:table-cell table:style-name="Table2.A2" office:value-type="string">
              <text:p text:style-name="P2">49+</text:p>
            </table:table-cell>
            <table:table-cell table:style-name="Table2.A2" office:value-type="string">
              <text:p text:style-name="P2">6</text:p>
            </table:table-cell>
            <table:table-cell table:style-name="Table2.C7" office:value-type="float" office:value="-5">
              <text:p text:style-name="P2">-5</text:p>
            </table:table-cell>
          </table:table-row>
        </table:table>
        <text:h text:style-name="P38" text:outline-level="3">Attacking</text:h>
        <text:p text:style-name="P4">Range and Arc</text:p>
        <text:p text:style-name="P2">Most weapons or attacks require the target to be in the attacker's Front Arc. People and Mecha can largely ignore this rule, as they can turn around freely to face whichever direction they need as a Free Action, but this might be important when dealing with vehicles or aircraft.</text:p>
        <text:p text:style-name="P2">Melee and other close-combat weapons have only one Range number: if the target is within a number of hexes equal to the weapon's Range, they may be attacked.</text:p>
        <text:p text:style-name="P2"><text:span text:style-name="T15">Ranged weapons have three Range numbers. The first is </text:span><text:span text:style-name="T16">Combat Range:</text:span><text:span text:style-name="T10"> </text:span><text:span text:style-name="T15">targets within this range may be attacked at no penalty. The second is </text:span><text:span text:style-name="T16">Long Range</text:span><text:span text:style-name="T15">, equal to 2x the weapon's Combat Range. Targets in this range increment may be attacked at a -2 penalty. Finally, there is </text:span><text:span text:style-name="T16">Maximum Range</text:span><text:span text:style-name="T15">, equal to the square of the Combat Range: Targets in this range increment may be attacked at a -4 penalty.</text:span></text:p>
        <text:p text:style-name="P2">In order to attack any target, the attacker must also be able to see them. In addition to things like darkness and invisibility, Mektons cannot attack a target that is outside their Sensor Range, unless an ally takes the Use Sensors action to "spot" the target for them. (As a reminder, most Mektons at this point in time have a Sensor Range of about 1 km, or 20 hexes.)</text:p>
        <text:p text:style-name="P5"/>
        <text:p text:style-name="P4">Attack Procedure</text:p>
        <text:p text:style-name="P5">First, the Attacker makes an Attack Roll as follows:</text:p>
        <text:list xml:id="list6948111026723162254" text:style-name="L10">
          <text:list-item>
            <text:p text:style-name="P51">Ranged:<text:span text:style-name="T23"> (M)REF + (Mecha) Shooting + WA +1d10</text:span></text:p>
          </text:list-item>
          <text:list-item>
            <text:p text:style-name="P51">Melee:<text:span text:style-name="T23"> (M)REF or BOD + (Mecha) Fighting + WA + 1d10</text:span></text:p>
            <text:p text:style-name="P55"/>
          </text:list-item>
        </text:list>
        <text:p text:style-name="P5">The defender then has a chance to evade. To make an Evade check, roll as follows:</text:p>
        <text:list xml:id="list546441958190767424" text:style-name="L11">
          <text:list-item>
            <text:p text:style-name="P52">Mecha:<text:span text:style-name="T23"> MREF + (Mecha) Piloting or Driving + 1d10</text:span></text:p>
          </text:list-item>
          <text:list-item>
            <text:p text:style-name="P52">Humans:<text:span text:style-name="T23"> REF + Dodge and Escape + 1d10</text:span></text:p>
            <text:p text:style-name="P56"/>
          </text:list-item>
        </text:list>
        <text:p text:style-name="P5">If the defender's Evade fails, they may still be able to make a Block or Parry Roll to redirect damage to a shield or melee weapon.</text:p>
        <text:list xml:id="list2739059084331032476" text:style-name="L12">
          <text:list-item>
            <text:p text:style-name="P57">(M)REF + (Mecha) Fighting + WA (-2)</text:p>
          </text:list-item>
        </text:list>
        <text:p text:style-name="P5"/>
        <text:p text:style-name="P5">If the attack is a success, determine Hit Location and apply damage.</text:p>
        <text:p text:style-name="P25">Special Ranged Attacks</text:p>
        <text:p text:style-name="P11"><text:bookmark text:name="docs-internal-guid-c10322be-7531-3903-9aab-f04b73544ab0"/><text:span text:style-name="T25">Aiming</text:span>: An attacker may take an Aim action against a specific target. Each Action spent Aiming gives a +2 bonus to the next Ranged Attack roll against that target, up to a maximum bonus of +4. This bonus is lost if the target breaks line of sight or the attacker moves from their current position. </text:p>
        <text:p text:style-name="P16"/>
        <text:p text:style-name="P5"><text:span text:style-name="T18">Scaling:</text:span><text:span text:style-name="T17"> Mecha get a -3 penalty when attacking vehicles, and a -6 penalty when attacking humans. Vehicles get a +3 bonus when attacking mecha, and a -3 penalty when attacking humans. Humans get a +6 bonus when attacking mecha, and a +3 bonus when attacking vehicles.</text:span></text:p>
        <text:p text:style-name="P11"/>
        <text:p text:style-name="P5"><text:bookmark text:name="docs-internal-guid-c10322be-752c-09d1-11e4-4a3edca1a05f"/><text:span text:style-name="T18">Called Shots</text:span><text:span text:style-name="T17">:</text:span><text:span text:style-name="T8"> </text:span><text:span text:style-name="T17">Unless you "call" your shot, you will roll the hit location randomly when the attack hits. However, if you would like to target a specific portion of the target, you may do so by applying a -5 penalty</text:span><text:span text:style-name="T8"> </text:span><text:span text:style-name="T17">to target a Weapon, Thruster, Sensor, or other system.</text:span></text:p>
        <text:p text:style-name="P11">Ranged weapons may also target a specific Servo by applying a -3 penalty to the Attack Roll. Melee attacks may target any Servo they wish at no penalty, but special targets like Weapons and Sensors still apply a -5 penalty.</text:p>
        <text:p text:style-name="P5"/>
        <text:p text:style-name="P7"><text:span text:style-name="T5">Burst Fire:</text:span><text:span text:style-name="T6"> Ranged Weapons with a Burst Value can hit a target multiple times as a single attack. </text:span><text:bookmark text:name="docs-internal-guid-c10322be-752b-6472-3653-543de91cd348"/><text:span text:style-name="T21">When firing a burst, every point by which the Attack Roll beats the Evade Number results in the target taking an additional hit from the weapon, up to the weapon's BV. Burst-Fire weapons cannot be used for Called Shots: Hit Location must be rolled randomly. Each subsequent hit strikes the Hit Location one number down on the chart.</text:span></text:p>
        <text:p text:style-name="P19">Example: Alice uses a BV 3 weapon and beats the defender's Evade Number by 5. She rolls a 1 for Hit Location. The defender will take three hits to Locations 1, 2, and 3.</text:p>
        <text:p text:style-name="P11"/>
        <text:p text:style-name="P11"><text:bookmark text:name="docs-internal-guid-c10322be-752f-d518-1453-4809f5505b2c"/><text:span text:style-name="T25">Spray Fire</text:span>: Alternatively, weapons with a Burst Value can fire into multiple Hexes. Choose a number of adjacent hexes equal to the weapon's Burst Value, then make one Attack Roll against all targets within these hexes. <text:s/>Spray Fire cannot be used to make Called Shots. </text:p>
        <text:p text:style-name="P16"/>
        <text:p text:style-name="P24"><text:bookmark text:name="docs-internal-guid-c10322be-752d-dd8f-1925-010b03d14fc4"/><text:span text:style-name="T25">Indirect Fire:</text:span> Weapons like grenades, artillery, and missiles may be aimed not at a particular target, but at a particular hex. The attacker determines the Range to the target hex, then makes an attack roll against the Difficulty listed below.</text:p>
        <text:p text:style-name="P11"/>
        <table:table table:name="Table3" table:style-name="Table3">
          <table:table-column table:style-name="Table3.A" table:number-columns-repeated="3"/>
          <table:table-column table:style-name="Table3.D"/>
          <table:table-row>
            <table:table-cell table:style-name="Table3.A1" office:value-type="string">
              <text:p text:style-name="P21">Range</text:p>
            </table:table-cell>
            <table:table-cell table:style-name="Table3.A1" office:value-type="string">
              <text:p text:style-name="P21">Distance (Mecha)</text:p>
            </table:table-cell>
            <table:table-cell table:style-name="Table3.A1" office:value-type="string">
              <text:p text:style-name="P21">Distance (Human)</text:p>
            </table:table-cell>
            <table:table-cell table:style-name="Table3.A1" office:value-type="string">
              <text:p text:style-name="P21">DIFF.</text:p>
            </table:table-cell>
          </table:table-row>
          <table:table-row>
            <table:table-cell table:style-name="Table3.A2" office:value-type="string">
              <text:p text:style-name="P12">Point-Blank</text:p>
            </table:table-cell>
            <table:table-cell table:style-name="Table3.A2" office:value-type="string">
              <text:p text:style-name="P12">1 - 2 hex</text:p>
            </table:table-cell>
            <table:table-cell table:style-name="Table3.A2" office:value-type="string">
              <text:p text:style-name="P12">1 - 10 meters</text:p>
            </table:table-cell>
            <table:table-cell table:style-name="Table3.A2" office:value-type="string">
              <text:p text:style-name="P12">10</text:p>
            </table:table-cell>
          </table:table-row>
          <table:table-row>
            <table:table-cell table:style-name="Table3.A2" office:value-type="string">
              <text:p text:style-name="P12">Close</text:p>
            </table:table-cell>
            <table:table-cell table:style-name="Table3.A2" office:value-type="string">
              <text:p text:style-name="P12">3 – 4 hex</text:p>
            </table:table-cell>
            <table:table-cell table:style-name="Table3.A2" office:value-type="string">
              <text:p text:style-name="P12">11 - 20 meters</text:p>
            </table:table-cell>
            <table:table-cell table:style-name="Table3.A2" office:value-type="string">
              <text:p text:style-name="P12">15</text:p>
            </table:table-cell>
          </table:table-row>
          <table:table-row>
            <table:table-cell table:style-name="Table3.A2" office:value-type="string">
              <text:p text:style-name="P12">Medium</text:p>
            </table:table-cell>
            <table:table-cell table:style-name="Table3.A2" office:value-type="string">
              <text:p text:style-name="P12">5 - 8 hex</text:p>
            </table:table-cell>
            <table:table-cell table:style-name="Table3.A2" office:value-type="string">
              <text:p text:style-name="P12">21 - 40 meters</text:p>
            </table:table-cell>
            <table:table-cell table:style-name="Table3.A2" office:value-type="string">
              <text:p text:style-name="P12">20</text:p>
            </table:table-cell>
          </table:table-row>
          <table:table-row>
            <table:table-cell table:style-name="Table3.A2" office:value-type="string">
              <text:p text:style-name="P12">Long</text:p>
            </table:table-cell>
            <table:table-cell table:style-name="Table3.A2" office:value-type="string">
              <text:p text:style-name="P12">9 - 16 hex</text:p>
            </table:table-cell>
            <table:table-cell table:style-name="Table3.A2" office:value-type="string">
              <text:p text:style-name="P12">41 - 80 meters</text:p>
            </table:table-cell>
            <table:table-cell table:style-name="Table3.A2" office:value-type="string">
              <text:p text:style-name="P12">25</text:p>
            </table:table-cell>
          </table:table-row>
          <table:table-row>
            <table:table-cell table:style-name="Table3.A2" office:value-type="string">
              <text:p text:style-name="P12">Extreme</text:p>
            </table:table-cell>
            <table:table-cell table:style-name="Table3.A2" office:value-type="string">
              <text:p text:style-name="P12">17+ hex</text:p>
            </table:table-cell>
            <table:table-cell table:style-name="Table3.A2" office:value-type="string">
              <text:p text:style-name="P12">81 + meters</text:p>
            </table:table-cell>
            <table:table-cell table:style-name="Table3.A2" office:value-type="string">
              <text:p text:style-name="P12">30</text:p>
            </table:table-cell>
          </table:table-row>
          <table:table-row>
            <table:table-cell table:style-name="Table3.A2" table:number-columns-spanned="4" office:value-type="string">
              <text:p text:style-name="P11">+5 Difficulty Modifier if the target hex is outside visual range, but is in view of an ally.</text:p>
              <text:p text:style-name="P11">+10 Difficulty Modifier if the target hex is entirely hidden from view.</text:p>
            </table:table-cell>
            <table:covered-table-cell/>
            <table:covered-table-cell/>
            <table:covered-table-cell/>
          </table:table-row>
        </table:table>
        <text:p text:style-name="P11"><text:line-break/>If the attack succeeds, every target within the weapon's Blast Radius is affected by Blast Damage, regardless of Evade Number (though targets may still use Shields to Block). If the attack fails, the target hex deviates in a random direction by a number of hexes equal to the margin of failure (maximum of half the distance to the original target hex).</text:p>
        <text:p text:style-name="P11">Note that area effect weapons may still be fired directly at a target: if so, the target takes full damage from the attack, while everyone else in the Blast Radius takes Blast Damage.</text:p>
        <text:p text:style-name="P11"/>
        <text:p text:style-name="P16">Blast Damage:<text:span text:style-name="T23"> A target that takes Blast Damage from an area effect attack takes 5 damage to a number of locations equal to the weapon's damage divided by 5 (round down). (This does mean that weapons that deal 4 or less damage cannot deal Blast Damage)</text:span></text:p>
        <text:p text:style-name="P19">Example: Bob is hit by Blast Damage from an Area Effect attack dealing 17 Kills. 17 / 5 = 3.4, round down to 3. Bob will take a 5-Kill hit to three different locations.</text:p>
        <text:p text:style-name="P13">Note that some mecha might still use Area Effect weapons that deal 4 or less Kills of damage: these weapons can't deal Blast Damage to other mecha, but can deal Blast Damage to human-scale targets. (1 Kill = 10 hits).</text:p>
        <text:p text:style-name="P18">Special Melee Attacks</text:p>
        <text:p text:style-name="P13">All of the attacks below use either Hand to Hand or Mecha Fighting, depending on whether it's human or mecha-scale combat. All close-combat attacks are automatically Called Shots to Limb/Servo and can target any of the listed Hit Locations.</text:p>
        <text:p text:style-name="P13">"Damage" refers to Hits for human-scale attacks and Kills for mecha-scale attacks. All close-combat attacks also apply either the human's or mecha's Melee Damage bonus, based on Body Type or Limb Size.</text:p>
        <text:p text:style-name="P13"/>
        <text:p text:style-name="P15">Strikes</text:p>
        <text:p text:style-name="P17">Punch:<text:span text:style-name="T23"> WA +0, 1+ damage. Requires hands. An attacker can make two Punches as a Standard Action. Targets Torso, Head, or Arms.</text:span></text:p>
        <text:p text:style-name="P17">Knockout:<text:span text:style-name="T23"> WA -2, 0+ damage. Humans Only. If the defender takes damage, they must make a Stun/Shock save or be knocked out. Targets Head only.</text:span></text:p>
        <text:p text:style-name="P17">Disarm:<text:span text:style-name="T23"> WA -2, 0+ damage. Humans only. If the defender takes damage, they must make a Stun/Shock save or drop the item they are carrying. Targets Arm only.</text:span></text:p>
        <text:p text:style-name="P17">Low Kick:<text:span text:style-name="T23"> WA +0, 2+ damage. Requires legs. Targets Legs only. Can also be used by mecha against human-scale targets, in which case this is called a Stomp.</text:span></text:p>
        <text:p text:style-name="P17">Thrust Kick:<text:span text:style-name="T23"> WA -3, 5+ damage. Requires legs. Targets Torso. A successful attack also knocks the defender back 1 hex or 1 meter.</text:span></text:p>
        <text:p text:style-name="P17">Spin Kick:<text:span text:style-name="T23"> WA -4, 6+ damage. Requires legs. Targets Head. If the defender takes damage, they must make a Stun/Shock check or be knocked out.</text:span></text:p>
        <text:p text:style-name="P13">Trip: WA +1. Can only be used against a target with legs. The target is knocked down but takes no damage.</text:p>
        <text:p text:style-name="P15"/>
        <text:p text:style-name="P15">Charges</text:p>
        <text:p text:style-name="P17">Ram:<text:span text:style-name="T23"> Mecha Only. Make an opposed (Mecha) Piloting roll: if the attacker wins, each unit takes damage based on the other mecha's mass, +1 damage for every 2 hexes the attacking mecha traveled this turn.</text:span></text:p>
        <text:p text:style-name="P17">Charge:<text:span text:style-name="T23"> WA -3. Any other close-combat attack can be used as a Charge for an additional -3 WA. The attacker takes one Action's worth of movement, then makes the attack: on a success, the target takes an additional +1 damage for every 2 hexes the attacking mecha traveled this turn.</text:span></text:p>
        <text:p text:style-name="P13"/>
        <text:p text:style-name="P29"><text:soft-page-break/>Grapples</text:p>
        <text:p text:style-name="P17">Pin:<text:span text:style-name="T23"> WA -0. Requires an empty hand. Grabs an arm or a leg, preventing the target from using it.</text:span></text:p>
        <text:p text:style-name="P17">Bearhug<text:span text:style-name="T23">: WA -1. Requires two arms. Pins both of the target's arms to their body, grabbing them.</text:span></text:p>
        <text:p text:style-name="P17">Crush/Dismember:<text:span text:style-name="T23"> Mecha only, requires two arms and the mecha to be grabbing the defender. Add up the SI (ignoring armor) of the attacker's arm limbs and deal that much damage to the grabbed servo, ignoring armor.</text:span></text:p>
        <text:p text:style-name="P17">Throw:<text:span text:style-name="T23"> WA -2 for each 10 tons the target mecha is larger than yours: Humans use WA +0. Requires the attacker to be grabbing the defender. +3 damage, and the target is hurled into a different hex adjacent to the attacker and knocked down.</text:span></text:p>
        <text:p text:style-name="P23">Special and Critical Hits</text:p>
        <text:p text:style-name="P11">If the Attack Roll beats the Defense roll by 5 or more, the result is a Special Hit. The attacker can choose to roll for hit location normally, or can instead choose to roll on the Special Hit table below. </text:p>
        <text:p text:style-name="P11">If the Attack Roll beats the Defense Roll by 10 or more, the result is a Critical Hit. The attacker can choose to roll for hit location normally, or can instead choose to roll on either the Special Hit table or the Critical Hit table below.</text:p>
        <text:p text:style-name="P11">Where the chart says to "Damage" a system, . Where the chart says to "Destroy" a system, the system is outright destroyed regardless of armor.</text:p>
        <text:p text:style-name="P11">In the case of weapons that deal multiple hits with one attack (such as BV weapons), only the first hit can be a Special or Critical hit. Resolve the other hits normally by rolling for hit location.</text:p>
        <text:p text:style-name="P11"/>
        <text:p text:style-name="P16">Special Hits (1d6):</text:p>
        <text:list xml:id="list1873219883193246382" text:style-name="L13">
          <text:list-item>
            <text:p text:style-name="P60">Damage a Weapon system of the attacker's choice.</text:p>
          </text:list-item>
          <text:list-item>
            <text:p text:style-name="P60">Damage the Sensors system.</text:p>
          </text:list-item>
          <text:list-item>
            <text:p text:style-name="P60">Damage one Movement System of the attacker's choice.</text:p>
          </text:list-item>
          <text:list-item>
            <text:p text:style-name="P60">Damage one other System of the attacker's choice - this cannot be the Weapon, Sensors, or Movement system.</text:p>
          </text:list-item>
          <text:list-item>
            <text:p text:style-name="P60">Blunt Hit - The Torso is damaged and the mecha is Knocked Down.</text:p>
          </text:list-item>
          <text:list-item>
            <text:p text:style-name="P60">Powerplant Hit: If the attack's damage exceeds the armor of the Torso servo, the mecha must make a Powerplant Explosion Save. On a failure, the Torso servo is destroyed. On a success, lower the mecha's Explosion Save rating by 1.</text:p>
          </text:list-item>
        </text:list>
        <text:p text:style-name="P16"/>
        <text:p text:style-name="P16"/>
        <text:p text:style-name="P28">Critical Hits (1d10):</text:p>
        <text:list xml:id="list499097588183841143" text:style-name="L14">
          <text:list-item>
            <text:p text:style-name="P61">Cockpit hit: if the attack's damage exceeds the armor of the servo containing the cockpit, the cockpit is destroyed. The pilot must make an <text:s/>Ejection Save to avoid being killed.</text:p>
          </text:list-item>
          <text:list-item>
            <text:p text:style-name="P61">Hydraulics Severed - A random limb is damaged and ceases to function until Repaired.</text:p>
          </text:list-item>
          <text:list-item>
            <text:p text:style-name="P61">Sensor Overload - Destroy the Sensors system.</text:p>
          </text:list-item>
          <text:list-item>
            <text:p text:style-name="P61">Flight System Malfunction - The Torso takes damage and all Flight systems are disabled until Repaired.</text:p>
          </text:list-item>
          <text:list-item>
            <text:p text:style-name="P61">Thruster Malfunction - The Torso takes damage. <text:s/>he next round, all the mecha can do is move straight forward at full Flight MA without turning.</text:p>
          </text:list-item>
          <text:list-item>
            <text:p text:style-name="P61">Weapon Overload - Pick a Beam, Energy Melee, Missile, or Projectile weapon at random. The weapon and the servo, mount, or hands containing it are destroyed.</text:p>
          </text:list-item>
          <text:list-item>
            <text:p text:style-name="P61">Targeting Computer Malfunction - The mecha gets -5 to all attacks for 1d6 turns. The servo housing the Sensors system takes damage.</text:p>
          </text:list-item>
          <text:list-item>
            <text:p text:style-name="P61">Control Malfunction - The mecha gets -2 MV until Repaired. The Torso takes damage.</text:p>
          </text:list-item>
          <text:list-item>
            <text:p text:style-name="P61">Systems Reset - The mecha cannot take Actions for one turn. The Torso takes damage.</text:p>
          </text:list-item>
          <text:list-item>
            <text:p text:style-name="P61">Powerplant Overload - The mecha makes a Powerplant Explosion Save. On a failure, the Torso servo is destroyed. On a success, the fuses blow in time and the mecha shuts down until Jury-Rigged.</text:p>
          </text:list-item>
        </text:list>
        <text:p text:style-name="P22"><text:line-break/></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Ebrima1" svg:font-family="Ebrima" style:font-pitch="variable"/>
    <style:font-face style:name="Ebrima" svg:font-family="Ebrima"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text-properties style:font-name="Ebrima" fo:font-size="10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4T19:42:26.05</meta:creation-date>
    <dc:date>2017-06-05T21:59:55.92</dc:date>
    <meta:editing-duration>PT7H17M18S</meta:editing-duration>
    <meta:editing-cycles>18</meta:editing-cycles>
    <meta:generator>OpenOffice/4.1.2$Win32 OpenOffice.org_project/412m3$Build-9782</meta:generator>
    <meta:document-statistic meta:table-count="3" meta:image-count="0" meta:object-count="0" meta:page-count="11" meta:paragraph-count="246" meta:word-count="4950" meta:character-count="26778"/>
  </office:meta>
</office:document-meta>
</file>